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8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1" style:family="paragraph" style:parent-style-name="Heading_20_2">
      <style:text-properties style:font-name="Arial" fo:font-size="10pt" style:font-size-asian="10pt" style:font-size-complex="10pt"/>
    </style:style>
    <style:style style:name="P6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language="en" fo:country="US" style:font-name-asian="Arial"/>
    </style:style>
    <style:style style:name="T18" style:family="text">
      <style:text-properties style:font-name="Symbol" fo:language="en" fo:country="US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language="en" fo:country="US"/>
    </style:style>
    <style:style style:name="T23" style:family="text">
      <style:text-properties style:text-position="super 58%" fo:language="en" fo:country="US" style:font-weight-complex="bold"/>
    </style:style>
    <style:style style:name="T2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5" style:family="text">
      <style:text-properties style:text-position="super 58%" fo:language="en" fo:country="US" style:text-underline-style="none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4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5" style:family="text">
      <style:text-properties fo:language="ru" fo:country="RU"/>
    </style:style>
    <style:style style:name="T36" style:family="text">
      <style:text-properties fo:language="ru" fo:country="RU" style:font-name-complex="Times New Roman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style:font-name="Times New Roman" style:font-name-asian="Times New Roman"/>
    </style:style>
    <style:style style:name="T41" style:family="text">
      <style:text-properties style:font-name="Times New Roman" fo:language="en" fo:country="US" fo:background-color="transparent"/>
    </style:style>
    <style:style style:name="T4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4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6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7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8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9" style:family="text">
      <style:text-properties style:use-window-font-color="true" style:text-position="0% 100%" fo:language="en" fo:country="US"/>
    </style:style>
    <style:style style:name="T50" style:family="text">
      <style:text-properties style:use-window-font-color="true" style:text-position="0% 100%" fo:language="en" fo:country="US" style:text-underline-style="none" style:font-name-complex="Symbol1"/>
    </style:style>
    <style:style style:name="T51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2" style:family="text">
      <style:text-properties style:use-window-font-color="true" style:text-position="0% 100%" fo:language="en" fo:country="US" style:text-underline-style="none" style:font-name-complex="Times New Roman"/>
    </style:style>
    <style:style style:name="T53" style:family="text">
      <style:text-properties style:use-window-font-color="true" style:text-position="0% 100%" fo:language="en" fo:country="US" style:font-name-complex="Symbol1"/>
    </style:style>
    <style:style style:name="T54" style:family="text">
      <style:text-properties style:use-window-font-color="true" fo:language="en" fo:country="US"/>
    </style:style>
    <style:style style:name="T55" style:family="text">
      <style:text-properties style:use-window-font-color="true" fo:language="en" fo:country="US" style:font-name-complex="Symbol1"/>
    </style:style>
    <style:style style:name="T56" style:family="text">
      <style:text-properties style:font-name-complex="Arial"/>
    </style:style>
    <style:style style:name="T57" style:family="text">
      <style:text-properties style:text-position="0% 100%"/>
    </style:style>
    <style:style style:name="T58" style:family="text">
      <style:text-properties style:text-position="0% 100%" fo:language="en" fo:country="US"/>
    </style:style>
    <style:style style:name="T59" style:family="text">
      <style:text-properties style:text-position="0% 100%" fo:language="en" fo:country="US" fo:font-style="normal" style:font-style-asian="normal" style:font-style-complex="normal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3" style:family="text">
      <style:text-properties style:text-position="0% 100%" fo:language="en" fo:country="US" style:font-weight-complex="bold"/>
    </style:style>
    <style:style style:name="T64" style:family="text">
      <style:text-properties style:text-position="0% 100%" style:font-name="Symbol" fo:language="en" fo:country="US" style:font-name-complex="Symbol"/>
    </style:style>
    <style:style style:name="T6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7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-complex="Times New Roman"/>
    </style:style>
    <style:style style:name="T72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3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4" style:family="text">
      <style:text-properties style:font-name-asian="Times New Roman"/>
    </style:style>
    <style:style style:name="T75" style:family="text">
      <style:text-properties style:font-name-complex="Symbol1"/>
    </style:style>
    <style:style style:name="T76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CALIBRATION CERTIFICATE</text:p>
      <text:p text:style-name="P43"><text:span text:style-name="T43">Type:</text:span><text:span text:style-name="T42"> Radiation monitor AT1125</text:span><text:span text:style-name="T7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6">S</text:span><text:span text:style-name="T69">/</text:span><text:span text:style-name="T16">N</text:span><text:span text:style-name="T69">:</text:span><text:span text:style-name="T68"> </text:span><text:span text:style-name="T70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1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6">АТ1125</text:span><text:span text:style-name="T71">:</text:span> <text:span text:style-name="T40">γ 30</text:span> <text:span text:style-name="T9">nSv/h</text:span> – 300 <text:s/><text:span text:style-name="T18"></text:span><text:span text:style-name="T9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6">АТ1125А</text:span><text:span text:style-name="T71">:</text:span> <text:span text:style-name="T40">γ 30</text:span> <text:span text:style-name="T9">nSv/h</text:span> – 100 m<text:span text:style-name="T9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9">BDPS</text:span>-02: <text:span text:style-name="T74">γ 0</text:span>.1 <text:span text:style-name="T9">Sv/h</text:span> – 30.0 m<text:span text:style-name="T9">Sv/h</text:span>;</text:p>
            <text:p text:style-name="P5"/>
            <text:p text:style-name="P25"><text:span text:style-name="T9">Flux density</text:span> <text:span text:style-name="T9">measurement limits of </text:span>α <text:span text:style-name="T9">particles</text:span>:</text:p>
            <text:p text:style-name="P26"><text:span text:style-name="T54">BDPS</text:span>-02: <text:span text:style-name="T19"></text:span> 2.4 – 10<text:span text:style-name="T20">6</text:span> <text:span text:style-name="T54">min</text:span><text:span text:style-name="T20">-1</text:span><text:span text:style-name="T19"></text:span><text:span text:style-name="T55">c</text:span><text:span text:style-name="T54">m</text:span><text:span text:style-name="T20">-2</text:span>;</text:p>
            <text:p text:style-name="P26"/>
            <text:p text:style-name="P25"><text:span text:style-name="T9">Flux density</text:span> <text:span text:style-name="T9">measurement limits of β</text:span> <text:span text:style-name="T9">particles</text:span>:</text:p>
            <text:p text:style-name="P32"><text:span text:style-name="T49">BDPS</text:span><text:span text:style-name="T57">-02: </text:span><text:span text:style-name="T64"></text:span><text:span text:style-name="T57"> 6.0 – 10</text:span><text:span text:style-name="T20">6</text:span><text:span text:style-name="T57"> </text:span><text:span text:style-name="T49">min</text:span><text:span text:style-name="T20">-1</text:span><text:span text:style-name="T64"></text:span><text:span text:style-name="T53">c</text:span><text:span text:style-name="T49">m</text:span><text:span text:style-name="T20">-2</text:span><text:span text:style-name="T57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8">SA of </text:span><text:span text:style-name="T22">137</text:span><text:span text:style-name="T58">Cs count rate:</text:span></text:p>
            <text:p text:style-name="P5"><text:span text:style-name="T63">from $ua_min s</text:span><text:span text:style-name="T23">-1</text:span><text:span text:style-name="T63"> to 10</text:span><text:span text:style-name="T23">5 </text:span><text:span text:style-name="T63">s</text:span><text:span text:style-name="T25">-1</text:span></text:p>
          </table:table-cell>
        </table:table-row>
      </table:table>
      <text:p text:style-name="Standard"><text:span text:style-name="T72">03: ± 20 %</text:span><text:span text:style-name="T73">БД</text:span></text:p>
      <text:p text:style-name="P3"><text:span text:style-name="T8">Measurement error: 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1" text:outline-level="2"><text:span text:style-name="T36">АТ1125</text:span><text:span text:style-name="T71">: </text:span><text:span text:style-name="T44"><text:s/></text:span><text:span text:style-name="T46">± </text:span><text:span text:style-name="T47">15</text:span><text:span text:style-name="T46"> %</text:span><text:span text:style-name="T48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1" text:outline-level="2"><text:span text:style-name="T36">АТ1125А</text:span><text:span text:style-name="T71">: </text:span><text:span text:style-name="T44"><text:s/></text:span><text:span text:style-name="T46">± </text:span><text:span text:style-name="T47">15</text:span><text:span text:style-name="T46"> %</text:span><text:span text:style-name="T48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1" text:outline-level="2"><text:span text:style-name="T71">BDPS-02: </text:span><text:span text:style-name="T12"> </text:span><text:span text:style-name="T13">2,4 – 30 min</text:span><text:span text:style-name="T24">-1</text:span><text:span text:style-name="T12"> </text:span><text:span text:style-name="T13">sm</text:span><text:span text:style-name="T24">- 2 <text:s/></text:span><text:span text:style-name="T60">–</text:span><text:span text:style-name="T24"> <text:s/></text:span><text:span text:style-name="T61">± 30 %</text:span></text:h>
            <text:p text:style-name="P50"><text:span text:style-name="T62"> </text:span><text:span text:style-name="T60">30 <text:s/>– <text:s text:c="2"/>10</text:span><text:span text:style-name="T24">6</text:span><text:span text:style-name="T60"> min</text:span><text:span text:style-name="T24">-1</text:span><text:span text:style-name="T62"> </text:span><text:span text:style-name="T60">sm</text:span><text:span text:style-name="T24">- 2 <text:s/></text:span><text:span text:style-name="T60">–</text:span><text:span text:style-name="T24"> <text:s/></text:span><text:span text:style-name="T61">± 20 %</text:span></text:p>
            <text:list xml:id="list4823990614281195443" text:style-name="WW8Num2">
              <text:list-item>
                <text:p text:style-name="P58"><text:span text:style-name="T14"></text:span><text:span text:style-name="T15"> </text:span><text:span text:style-name="T13">6 – 10</text:span><text:span text:style-name="T24">6</text:span><text:span text:style-name="T13"> min</text:span><text:span text:style-name="T24">-1</text:span><text:span text:style-name="T12"></text:span><text:span text:style-name="T13"> sm</text:span><text:span text:style-name="T24">- 2 <text:s text:c="2"/></text:span><text:span text:style-name="T60">–</text:span><text:span text:style-name="T24"> <text:s/></text:span><text:span text:style-name="T61">± 20 %</text:span></text:p>
              </text:list-item>
            </text:list>
            <text:h text:style-name="P62" text:outline-level="2"><text:span text:style-name="T51"> </text:span><text:span text:style-name="T52">0.10 </text:span><text:span text:style-name="T50"></text:span><text:span text:style-name="T52">Sv/h – 30 mSv/h</text:span><text:span text:style-name="T45"> <text:s/></text:span><text:span text:style-name="T52">–</text:span><text:span text:style-name="T45"> <text:s/></text:span><text:span text:style-name="T52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3">SA of </text:span><text:span text:style-name="T23">137</text:span><text:span text:style-name="T63">Cs count rate: ± </text:span><text:span text:style-name="T63">20 %</text:span></text:p>
          </table:table-cell>
        </table:table-row>
      </table:table>
      <text:p text:style-name="P16"/>
      <text:p text:style-name="P3">Operating conditions:</text:p>
      <text:list xml:id="list5647543874515698252" text:style-name="L1">
        <text:list-item>
          <text:p text:style-name="P59"><text:span text:style-name="T11">Air temperature<text:tab/></text:span><text:span text:style-name="T56"><text:tab/><text:tab/><text:tab/>+</text:span><text:span text:style-name="T11">$temp</text:span><text:span text:style-name="T56"> °</text:span><text:span text:style-name="T11">C</text:span></text:p>
        </text:list-item>
        <text:list-item>
          <text:p text:style-name="P59"><text:span text:style-name="T11">Atmospheric pressure<text:tab/></text:span><text:span text:style-name="T11"><text:tab/><text:tab/><text:tab/>98,5 kPa</text:span></text:p>
        </text:list-item>
        <text:list-item>
          <text:p text:style-name="P59"><text:span text:style-name="T11">Relative humidity<text:tab/><text:tab/></text:span><text:span text:style-name="T11"><text:tab/><text:tab/>$vlag %</text:span></text:p>
        </text:list-item>
        <text:list-item>
          <text:p text:style-name="P6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7">Calibration means</text:span><text:span text:style-name="T76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9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9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9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9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9">Dose rate at check point</text:span> <text:span text:style-name="T37">Ḣ</text:span><text:span text:style-name="T29">oi</text:span><text:span text:style-name="T59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9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41">Relative gamma radiation dose rate measure-ment</text:span> <text:span text:style-name="T9">error</text:span></text:p>
            <text:p text:style-name="P40"><text:span text:style-name="T38">θ</text:span><text:span text:style-name="T30">пр</text:span><text:span text:style-name="T31">i</text:span><text:span text:style-name="T35">,</text:span> %</text:p>
          </table:table-cell>
          <table:table-cell table:style-name="_31_125.B2" table:number-rows-spanned="3" office:value-type="string">
            <text:p text:style-name="P39"><text:span text:style-name="T9">Confidence limit of the intrinsic <text:s/>relative error</text:span> <text:span text:style-name="T39">Δ</text:span><text:span text:style-name="T32">i</text:span><text:span text:style-name="T9">,</text:span> % <text:span text:style-name="T9">during calibration</text:span></text:p>
          </table:table-cell>
          <table:table-cell table:style-name="_31_125.K2" table:number-rows-spanned="3" office:value-type="string">
            <text:p text:style-name="P38"><text:span text:style-name="T9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_31_125.D3" table:number-columns-spanned="3" office:value-type="string">
            <text:p text:style-name="P44"><text:span text:style-name="T9">Measured value</text:span> <text:span text:style-name="T37">Ḣ</text:span><text:span text:style-name="T21">*</text:span><text:span text:style-name="T29">i</text:span><text:span text:style-name="T59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9">Average value</text:span>, <text:span text:style-name="T10">H</text:span><text:span text:style-name="T29">i</text:span><text:span text:style-name="T5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6">H</text:span><text:span text:style-name="T27">1</text:span></text:p>
          </table:table-cell>
          <table:table-cell table:style-name="_31_125.D3" office:value-type="string">
            <text:p text:style-name="P44"><text:span text:style-name="T10">H</text:span><text:span text:style-name="T27">2</text:span></text:p>
          </table:table-cell>
          <table:table-cell table:style-name="_31_125.D3" office:value-type="string">
            <text:p text:style-name="P44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5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5">15</text:span></text:p>
          </table:table-cell>
        </table:table-row>
        <table:table-row>
          <table:table-cell table:style-name="_31_125.A5" office:value-type="string">
            <text:p text:style-name="P9"><text:span text:style-name="T35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5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5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9">Dose rate at check point</text:span> <text:span text:style-name="T37">Ḣ</text:span><text:span text:style-name="T29">oi</text:span><text:span text:style-name="T59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9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41">Relative gamma radiation dose rate measure-ment</text:span> <text:span text:style-name="T9">error</text:span></text:p>
            <text:p text:style-name="P40"><text:span text:style-name="T38">θ</text:span><text:span text:style-name="T30">пр</text:span><text:span text:style-name="T31">i</text:span><text:span text:style-name="T35">,</text:span> %</text:p>
          </table:table-cell>
          <table:table-cell table:style-name="_31_125A.B2" table:number-rows-spanned="3" office:value-type="string">
            <text:p text:style-name="P39"><text:span text:style-name="T9">Confidence limit of the intrinsic <text:s/>relative error</text:span> <text:span text:style-name="T39">Δ</text:span><text:span text:style-name="T32">i</text:span><text:span text:style-name="T9">,</text:span> % <text:span text:style-name="T9">during calibration</text:span></text:p>
          </table:table-cell>
          <table:table-cell table:style-name="_31_125A.K2" table:number-rows-spanned="3" office:value-type="string">
            <text:p text:style-name="P38"><text:span text:style-name="T9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_31_125A.D3" table:number-columns-spanned="3" office:value-type="string">
            <text:p text:style-name="P44"><text:span text:style-name="T9">Measured value</text:span> <text:span text:style-name="T37">Ḣ</text:span><text:span text:style-name="T21">*</text:span><text:span text:style-name="T29">i</text:span><text:span text:style-name="T59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9">Average value</text:span>, <text:span text:style-name="T10">H</text:span><text:span text:style-name="T29">i</text:span><text:span text:style-name="T5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6">H</text:span><text:span text:style-name="T27">1</text:span></text:p>
          </table:table-cell>
          <table:table-cell table:style-name="_31_125A.D3" office:value-type="string">
            <text:p text:style-name="P44"><text:span text:style-name="T10">H</text:span><text:span text:style-name="T27">2</text:span></text:p>
          </table:table-cell>
          <table:table-cell table:style-name="_31_125A.D3" office:value-type="string">
            <text:p text:style-name="P44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5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5">15</text:span></text:p>
          </table:table-cell>
        </table:table-row>
        <table:table-row>
          <table:table-cell table:style-name="_31_125A.A5" office:value-type="string">
            <text:p text:style-name="P9"><text:span text:style-name="T35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5">0</text:span> <text:span text:style-name="T35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5">240</text:span> <text:span text:style-name="T35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5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5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7">SA of </text:span><text:span text:style-name="T20">137</text:span><text:span text:style-name="T57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41">A<text:span text:style-name="T27">oi</text:span>, Bq/kg</text:p>
          </table:table-cell>
          <table:table-cell table:style-name="BZ.B2" table:number-columns-spanned="4" office:value-type="string">
            <text:p text:style-name="P44">Измерение мощности дозы</text:p>
            <text:p text:style-name="P44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41">Relative gamma radiation dose rate measure-ment</text:span> <text:span text:style-name="T9">error</text:span></text:p>
            <text:p text:style-name="P40"><text:span text:style-name="T38">θ</text:span><text:span text:style-name="T30">пр</text:span><text:span text:style-name="T31">i</text:span><text:span text:style-name="T35">,</text:span> %</text:p>
          </table:table-cell>
          <table:table-cell table:style-name="BZ.B2" table:number-rows-spanned="3" office:value-type="string">
            <text:p text:style-name="P39"><text:span text:style-name="T9">Confidence limit of the intrinsic <text:s/>relative error</text:span> <text:span text:style-name="T39">Δ</text:span><text:span text:style-name="T32">i</text:span><text:span text:style-name="T9">,</text:span> % <text:span text:style-name="T9">during calibration</text:span></text:p>
          </table:table-cell>
          <table:table-cell table:style-name="BZ.I2" table:number-rows-spanned="3" office:value-type="string">
            <text:p text:style-name="P38"><text:span text:style-name="T9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9">Measured value</text:span> <text:span text:style-name="T37">Ḣ</text:span><text:span text:style-name="T21">*</text:span><text:span text:style-name="T29">i</text:span><text:span text:style-name="T59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9">Average value</text:span>, <text:span text:style-name="T67">A</text:span><text:span text:style-name="T34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9">A</text:span><text:span text:style-name="T28">o1</text:span></text:p>
          </table:table-cell>
          <table:table-cell table:style-name="BZ.C4" office:value-type="string">
            <text:p text:style-name="P42"><text:span text:style-name="T9">A</text:span><text:span text:style-name="T28">o2</text:span></text:p>
          </table:table-cell>
          <table:table-cell table:style-name="BZ.C4" office:value-type="string">
            <text:p text:style-name="P42"><text:span text:style-name="T9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9">6</text:span>-<text:span text:style-name="T9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5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9">BDPS-02 (</text:span><text:span text:style-name="T19">a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9">Flux density in test point</text:span> <text:span text:style-name="T75"></text:span><text:span text:style-name="T27">0</text:span><text:span text:style-name="T28">i</text:span>,</text:p>
            <text:p text:style-name="P56"><text:s/><text:span text:style-name="T10">min</text:span><text:span text:style-name="T20">-1</text:span>·<text:span text:style-name="T10">cm</text:span><text:span text:style-name="T20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9">Measured radiation flux density in test point</text:span>, <text:span text:style-name="T66"></text:span><text:span text:style-name="T33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41">Relative gamma radiation dose rate measure-ment</text:span> <text:span text:style-name="T9">error</text:span></text:p>
            <text:p text:style-name="P40"><text:span text:style-name="T38">θ</text:span><text:span text:style-name="T30">пр</text:span><text:span text:style-name="T31">i</text:span><text:span text:style-name="T35">,</text:span> %</text:p>
          </table:table-cell>
          <table:table-cell table:style-name="BDPS_5f_a.B2" table:number-rows-spanned="3" office:value-type="string">
            <text:p text:style-name="P39"><text:span text:style-name="T9">Confidence limit of the intrinsic <text:s/>relative error</text:span> <text:span text:style-name="T39">Δ</text:span><text:span text:style-name="T32">i</text:span><text:span text:style-name="T9">,</text:span> % <text:span text:style-name="T9">during calibration</text:span></text:p>
          </table:table-cell>
          <table:table-cell table:style-name="BDPS_5f_a.I2" table:number-rows-spanned="3" office:value-type="string">
            <text:p text:style-name="P38"><text:span text:style-name="T9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9">Measured value</text:span> <text:span text:style-name="T66"></text:span><text:span text:style-name="T33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9">Average value</text:span>, <text:span text:style-name="T66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5"></text:span><text:span text:style-name="T27">1</text:span></text:p>
          </table:table-cell>
          <table:table-cell table:style-name="BDPS_5f_a.C4" office:value-type="string">
            <text:p text:style-name="P44"><text:span text:style-name="T66"></text:span><text:span text:style-name="T27">2</text:span></text:p>
          </table:table-cell>
          <table:table-cell table:style-name="BDPS_5f_a.C4" office:value-type="string">
            <text:p text:style-name="P44"><text:span text:style-name="T66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9">20</text:span></text:p>
          </table:table-cell>
        </table:table-row>
        <table:table-row>
          <table:table-cell table:style-name="BDPS_5f_a.A5" office:value-type="string">
            <text:p text:style-name="P12">$3-9<text:span text:style-name="T35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5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5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5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9">BDPS-02 (</text:span><text:span text:style-name="T19">b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9">Flux density in test point</text:span> <text:span text:style-name="T75"></text:span><text:span text:style-name="T27">0</text:span><text:span text:style-name="T28">i</text:span>,</text:p>
            <text:p text:style-name="P56"><text:s/><text:span text:style-name="T10">min</text:span><text:span text:style-name="T20">-1</text:span>·<text:span text:style-name="T10">cm</text:span><text:span text:style-name="T20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9">Measured radiation flux density in test point</text:span>, <text:span text:style-name="T66"></text:span><text:span text:style-name="T33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41">Relative gamma radiation dose rate measure-ment</text:span> <text:span text:style-name="T9">error</text:span></text:p>
            <text:p text:style-name="P40"><text:span text:style-name="T38">θ</text:span><text:span text:style-name="T30">пр</text:span><text:span text:style-name="T31">i</text:span><text:span text:style-name="T35">,</text:span> %</text:p>
          </table:table-cell>
          <table:table-cell table:style-name="BDPS_5f_b.B2" table:number-rows-spanned="3" office:value-type="string">
            <text:p text:style-name="P39"><text:span text:style-name="T9">Confidence limit of the intrinsic <text:s/>relative error</text:span> <text:span text:style-name="T39">Δ</text:span><text:span text:style-name="T32">i</text:span><text:span text:style-name="T9">,</text:span> % <text:span text:style-name="T9">during calibration</text:span></text:p>
          </table:table-cell>
          <table:table-cell table:style-name="BDPS_5f_b.I2" table:number-rows-spanned="3" office:value-type="string">
            <text:p text:style-name="P38"><text:span text:style-name="T9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9">Measured value</text:span> <text:span text:style-name="T66"></text:span><text:span text:style-name="T33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9">Average value</text:span>, <text:span text:style-name="T66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5"></text:span><text:span text:style-name="T27">1</text:span></text:p>
          </table:table-cell>
          <table:table-cell table:style-name="BDPS_5f_b.C4" office:value-type="string">
            <text:p text:style-name="P44"><text:span text:style-name="T66"></text:span><text:span text:style-name="T27">2</text:span></text:p>
          </table:table-cell>
          <table:table-cell table:style-name="BDPS_5f_b.C4" office:value-type="string">
            <text:p text:style-name="P44"><text:span text:style-name="T66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9">20</text:span></text:p>
          </table:table-cell>
        </table:table-row>
        <table:table-row>
          <table:table-cell table:style-name="BDPS_5f_b.A5" office:value-type="string">
            <text:p text:style-name="P12">$4-9<text:span text:style-name="T35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5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5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5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9">BDPS-02 (</text:span><text:span text:style-name="T19">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9">Dose rate at check point</text:span> <text:span text:style-name="T37">Ḣ</text:span><text:span text:style-name="T29">oi</text:span><text:span text:style-name="T59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9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41">Relative gamma radiation dose rate measure-ment</text:span> <text:span text:style-name="T9">error</text:span></text:p>
            <text:p text:style-name="P40"><text:span text:style-name="T38">θ</text:span><text:span text:style-name="T30">пр</text:span><text:span text:style-name="T31">i</text:span><text:span text:style-name="T35">,</text:span> %</text:p>
          </table:table-cell>
          <table:table-cell table:style-name="BDPS_5f_g.B2" table:number-rows-spanned="3" office:value-type="string">
            <text:p text:style-name="P39"><text:span text:style-name="T9">Confidence limit of the intrinsic <text:s/>relative error</text:span> <text:span text:style-name="T39">Δ</text:span><text:span text:style-name="T32">i</text:span><text:span text:style-name="T9">,</text:span> % <text:span text:style-name="T9">during calibration</text:span></text:p>
          </table:table-cell>
          <table:table-cell table:style-name="BDPS_5f_g.K2" table:number-rows-spanned="3" office:value-type="string">
            <text:p text:style-name="P38"><text:span text:style-name="T9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BDPS_5f_g.D3" table:number-columns-spanned="3" office:value-type="string">
            <text:p text:style-name="P44"><text:span text:style-name="T9">Measured value</text:span> <text:span text:style-name="T37">Ḣ</text:span><text:span text:style-name="T21">*</text:span><text:span text:style-name="T29">i</text:span><text:span text:style-name="T59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9">Average value</text:span>, <text:span text:style-name="T10">H</text:span><text:span text:style-name="T29">i</text:span><text:span text:style-name="T59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6">H</text:span><text:span text:style-name="T27">1</text:span></text:p>
          </table:table-cell>
          <table:table-cell table:style-name="BDPS_5f_g.D3" office:value-type="string">
            <text:p text:style-name="P44"><text:span text:style-name="T10">H</text:span><text:span text:style-name="T27">2</text:span></text:p>
          </table:table-cell>
          <table:table-cell table:style-name="BDPS_5f_g.D3" office:value-type="string">
            <text:p text:style-name="P44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5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28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28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9T14:32:07.88</dc:date>
    <meta:print-date>2019-04-03T15:18:00</meta:print-date>
    <meta:editing-cycles>163</meta:editing-cycles>
    <meta:editing-duration>PT11H18M7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9" meta:character-count="5024"/>
  </office:meta>
</office:document-meta>
</file>